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 style:data-style-name="N0"/>
    <style:style style:name="ce5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5"/>
          <table:table-cell table:style-name="ce1" office:value-type="string" calcext:value-type="string">
            <text:p>ReactJS</text:p>
          </table:table-cell>
          <table:table-cell table:style-name="ce1" office:value-type="string" calcext:value-type="string">
            <text:p>backbone.j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itHub Metrics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ink</text:p>
          </table:table-cell>
          <table:table-cell table:style-name="ce6" office:value-type="string" calcext:value-type="string">
            <text:p><text:a xlink:href="https://github.com/facebook/react" xlink:type="simple">https://github.com/facebook/react</text:a></text:p>
          </table:table-cell>
          <table:table-cell table:style-name="ce6" office:value-type="string" calcext:value-type="string">
            <text:p><text:a xlink:href="https://github.com/jashkenas/backbone" xlink:type="simple">https://github.com/jashkenas/backbone</text:a>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elated Topics</text:p>
          </table:table-cell>
          <table:table-cell table:style-name="ce6" office:value-type="string" calcext:value-type="string">
            <text:p>['javascript', 'react', 'frontend', 'declarative', 'ui', 'library']</text:p>
          </table:table-cell>
          <table:table-cell table:style-name="ce6"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umber of stars</text:p>
          </table:table-cell>
          <table:table-cell table:style-name="ce6" office:value-type="float" office:value="116298" calcext:value-type="float">
            <text:p>116298</text:p>
          </table:table-cell>
          <table:table-cell table:style-name="ce6" office:value-type="float" office:value="27334" calcext:value-type="float">
            <text:p>2733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pen issues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branche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pull requests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6583" calcext:value-type="float">
            <text:p>6583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21039" calcext:value-type="float">
            <text:p>21039</text:p>
          </table:table-cell>
          <table:table-cell office:value-type="float" office:value="5741" calcext:value-type="float">
            <text:p>5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s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tors</text:p>
          </table:table-cell>
          <table:table-cell office:value-type="float" office:value="1265" calcext:value-type="float">
            <text:p>1265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ly downloads</text:p>
          </table:table-cell>
          <table:table-cell office:value-type="float" office:value="3296592" calcext:value-type="float">
            <text:p>3296592</text:p>
          </table:table-cell>
          <table:table-cell office:value-type="float" office:value="225510" calcext:value-type="float">
            <text:p>225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version</text:p>
          </table:table-cell>
          <table:table-cell table:style-name="ce6" office:value-type="string" calcext:value-type="string">
            <text:p>16.6.3</text:p>
          </table:table-cell>
          <table:table-cell table:style-name="ce6" office:value-type="string" calcext:value-type="string">
            <text:p>1.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publish</text:p>
          </table:table-cell>
          <table:table-cell table:style-name="ce12" office:value-type="date" office:date-value="2018-11-12" calcext:value-type="date">
            <text:p>12/11/18</text:p>
          </table:table-cell>
          <table:table-cell table:style-name="ce12" office:value-type="date" office:date-value="2016-04-05" calcext:value-type="date">
            <text:p>05/04/1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StackOverflow Metr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questions asked</text:p>
          </table:table-cell>
          <table:table-cell office:value-type="float" office:value="113199" calcext:value-type="float">
            <text:p>113199</text:p>
          </table:table-cell>
          <table:table-cell office:value-type="float" office:value="20572" calcext:value-type="float">
            <text:p>20572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5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backbone.js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hub.com/facebook/react" xlink:type="simple">https://github.com/facebook/react</text:a></text:p>
          </table:table-cell>
          <table:table-cell office:value-type="string" calcext:value-type="string">
            <text:p>https://github.com/jashkenas/backbone</text:p>
          </table:table-cell>
        </table:table-row>
        <table:table-row table:style-name="ro1">
          <table:table-cell office:value-type="string" calcext:value-type="string">
            <text:p>Related Topics</text:p>
          </table:table-cell>
          <table:table-cell office:value-type="string" calcext:value-type="string">
            <text:p>['javascript', 'react', 'frontend', 'declarative', 'ui', 'library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Number of stars</text:p>
          </table:table-cell>
          <table:table-cell office:value-type="float" office:value="116298" calcext:value-type="float">
            <text:p>116298</text:p>
          </table:table-cell>
          <table:table-cell office:value-type="float" office:value="27334" calcext:value-type="float">
            <text:p>27334</text:p>
          </table:table-cell>
        </table:table-row>
        <table:table-row table:style-name="ro1">
          <table:table-cell office:value-type="string" calcext:value-type="string">
            <text:p>Total open issues</text:p>
          </table:table-cell>
          <table:table-cell office:value-type="float" office:value="471" calcext:value-type="float">
            <text:p>47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 branch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 pull requests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9:35:51.792496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01:28.912617910</meta:creation-date>
    <dc:date>2018-11-29T19:39:20.684530475</dc:date>
    <meta:editing-duration>PT40M13S</meta:editing-duration>
    <meta:editing-cycles>5</meta:editing-cycles>
    <meta:generator>LibreOffice/6.0.6.2$Linux_X86_64 LibreOffice_project/00m0$Build-2</meta:generator>
    <meta:document-statistic meta:table-count="2" meta:cell-count="66" meta:object-count="0"/>
  </office:meta>
</office:document-meta>
</file>